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a9b7c6" style:font-name="JetBrains Mono" fo:font-size="9.80000019073486pt" fo:font-weight="bold" fo:background-color="#2b2b2b" style:font-size-asian="14pt" style:font-weight-asian="bold" style:font-size-complex="14pt" style:font-weight-complex="bold"/>
    </style:style>
    <style:style style:name="T1" style:family="text">
      <style:text-properties fo:font-style="italic"/>
    </style:style>
    <style:style style:name="T2" style:family="text">
      <style:text-properties fo:color="#cc7832"/>
    </style:style>
    <style:style style:name="T3" style:family="text">
      <style:text-properties fo:color="#ffc66d"/>
    </style:style>
    <style:style style:name="T4" style:family="text">
      <style:text-properties fo:color="#6a8759"/>
    </style:style>
    <style:style style:name="T5" style:family="text">
      <style:text-properties fo:color="#6897bb"/>
    </style:style>
    <style:style style:name="T6" style:family="text">
      <style:text-properties fo:color="#9876aa" fo:font-style="italic"/>
    </style:style>
    <style:style style:name="T7" style:family="text">
      <style:text-properties fo:color="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LING ALERT BOX</text:p>
      <text:p text:style-name="P1"/>
      <text:p text:style-name="P2"><text:span text:style-name="T2">package </text:span>SeleniumDemo<text:span text:style-name="T2">;<text:line-break/><text:line-break/>import </text:span>org.openqa.selenium.Alert<text:span text:style-name="T2">;<text:line-break/>import </text:span>org.openqa.selenium.By<text:span text:style-name="T2">;<text:line-break/>import </text:span>org.openqa.selenium.WebDriver<text:span text:style-name="T2">;<text:line-break/>import </text:span>org.openqa.selenium.WebElement<text:span text:style-name="T2">;<text:line-break/>import </text:span>org.openqa.selenium.chrome.ChromeDriver<text:span text:style-name="T2">;<text:line-break/><text:line-break/>import </text:span>java.util.concurrent.TimeUnit<text:span text:style-name="T2">;<text:line-break/><text:line-break/>public class </text:span>AlertDemo {<text:line-break/><text:line-break/> <text:s text:c="2"/><text:span text:style-name="T2">public static void </text:span><text:span text:style-name="T3">main</text:span>(String[] args) <text:span text:style-name="T2">throws </text:span>InterruptedException {<text:line-break/><text:line-break/> <text:s text:c="6"/>System.<text:span text:style-name="T1">setProperty</text:span>(<text:span text:style-name="T4">"WebDriver.chrome.driver"</text:span><text:span text:style-name="T2">,</text:span><text:span text:style-name="T4">"C:</text:span><text:span text:style-name="T2">\\</text:span><text:span text:style-name="T4">Users</text:span><text:span text:style-name="T2">\\</text:span><text:span text:style-name="T4">pc</text:span><text:span text:style-name="T2">\\</text:span><text:span text:style-name="T4">Downloads</text:span><text:span text:style-name="T2">\\</text:span><text:span text:style-name="T4">chromedriver_win32</text:span><text:span text:style-name="T2">\\</text:span><text:span text:style-name="T4">chromedriver.exe"</text:span>)<text:span text:style-name="T2">;<text:line-break/> <text:s text:c="6"/></text:span>WebDriver driver=<text:span text:style-name="T2">new </text:span>ChromeDriver()<text:span text:style-name="T2">;<text:line-break/><text:line-break/> <text:s text:c="6"/></text:span>driver.manage().timeouts().implicitlyWait(<text:span text:style-name="T5">20</text:span><text:span text:style-name="T2">, </text:span>TimeUnit.<text:span text:style-name="T6">SECONDS</text:span>)<text:span text:style-name="T2">;<text:line-break/> <text:s text:c="6"/></text:span>driver.navigate().to(<text:span text:style-name="T4">"https://letcode.in/"</text:span>)<text:span text:style-name="T2">; </text:span><text:span text:style-name="T7">//Getting to the URL using navigate method<text:line-break/> <text:s text:c="6"/></text:span>driver.manage().window().maximize()<text:span text:style-name="T2">;<text:line-break/><text:line-break/> <text:s text:c="6"/></text:span>WebElement work= driver.findElement(By.<text:span text:style-name="T1">id</text:span>(<text:span text:style-name="T4">"testing"</text:span>))<text:span text:style-name="T2">;<text:line-break/> <text:s text:c="6"/></text:span>work.click()<text:span text:style-name="T2">;</text:span><text:span text:style-name="T7">//Clicking on Workspace<text:line-break/> <text:s text:c="6"/></text:span>WebElement alertButton=driver.findElement(By.<text:span text:style-name="T1">xpath</text:span>(<text:span text:style-name="T4">"/html/body/app-root/app-test-site/section[2]/div/div/div/div[4]/app-menu/div/footer/a"</text:span>))<text:span text:style-name="T2">;<text:line-break/> <text:s text:c="6"/></text:span>alertButton.click()<text:span text:style-name="T2">; </text:span><text:span text:style-name="T7">//Clicking on Dialog button to enter inside<text:line-break/><text:line-break/> <text:s text:c="6"/></text:span>Thread.<text:span text:style-name="T1">sleep</text:span>(<text:span text:style-name="T5">3000</text:span>)<text:span text:style-name="T2">;<text:line-break/><text:line-break/> <text:s text:c="6"/></text:span><text:span text:style-name="T7">//Alert 1 button<text:line-break/><text:line-break/> <text:s text:c="6"/></text:span>WebElement alert1=driver.findElement(By.<text:span text:style-name="T1">id</text:span>(<text:span text:style-name="T4">"accept"</text:span>))<text:span text:style-name="T2">;<text:line-break/> <text:s text:c="6"/></text:span>alert1.click()<text:span text:style-name="T2">;<text:line-break/><text:line-break/> <text:s text:c="6"/></text:span>Alert alert= driver.switchTo().alert()<text:span text:style-name="T2">;<text:line-break/> <text:s text:c="6"/></text:span>Thread.<text:span text:style-name="T1">sleep</text:span>(<text:span text:style-name="T5">2000</text:span>)<text:span text:style-name="T2">;<text:line-break/> <text:s text:c="6"/></text:span>alert.accept()<text:span text:style-name="T2">; </text:span><text:span text:style-name="T7">//Accepting the alert message<text:line-break/><text:line-break/> <text:s text:c="6"/></text:span>Thread.<text:span text:style-name="T1">sleep</text:span>(<text:span text:style-name="T5">3000</text:span>)<text:span text:style-name="T2">;<text:line-break/><text:line-break/> <text:s text:c="6"/></text:span><text:span text:style-name="T7">//Alert 2 button<text:line-break/><text:line-break/> <text:s text:c="6"/></text:span>WebElement alert2= driver.findElement(By.<text:span text:style-name="T1">id</text:span>(<text:span text:style-name="T4">"confirm"</text:span>))<text:span text:style-name="T2">;<text:line-break/> <text:s text:c="6"/></text:span>alert2.click()<text:span text:style-name="T2">;<text:line-break/><text:line-break/> <text:s text:c="6"/></text:span>Alert alert02=driver.switchTo().alert()<text:span text:style-name="T2">;<text:line-break/> <text:s text:c="6"/></text:span>String value=alert02.getText()<text:span text:style-name="T2">;<text:line-break/> <text:s text:c="6"/></text:span>System.<text:span text:style-name="T6">out</text:span>.println(<text:span text:style-name="T4">"Alert text = "</text:span>+value)<text:span text:style-name="T2">;<text:line-break/> <text:s text:c="6"/></text:span>Thread.<text:span text:style-name="T1">sleep</text:span>(<text:span text:style-name="T5">2000</text:span>)<text:span text:style-name="T2">;<text:line-break/> <text:s text:c="6"/></text:span>alert02.dismiss()<text:span text:style-name="T2">; </text:span><text:span text:style-name="T7">//Dismissing the alert and displaying the alert message<text:line-break/><text:line-break/> <text:s text:c="6"/></text:span>Thread.<text:span text:style-name="T1">sleep</text:span>(<text:span text:style-name="T5">3000</text:span>)<text:span text:style-name="T2">;<text:line-break/><text:line-break/> <text:s text:c="6"/></text:span><text:span text:style-name="T7">//Alert 3 button<text:line-break/><text:line-break/></text:span><text:soft-page-break/><text:span text:style-name="T7"> <text:s text:c="6"/></text:span>WebElement alert3=driver.findElement(By.<text:span text:style-name="T1">id</text:span>(<text:span text:style-name="T4">"prompt"</text:span>))<text:span text:style-name="T2">;<text:line-break/> <text:s text:c="6"/></text:span>alert3.click()<text:span text:style-name="T2">;<text:line-break/><text:line-break/> <text:s text:c="6"/></text:span>Alert alert03=driver.switchTo().alert()<text:span text:style-name="T2">;<text:line-break/> <text:s text:c="6"/></text:span>alert03.sendKeys(<text:span text:style-name="T4">"Hari Vinay"</text:span>)<text:span text:style-name="T2">;<text:line-break/> <text:s text:c="6"/></text:span>Thread.<text:span text:style-name="T1">sleep</text:span>(<text:span text:style-name="T5">2000</text:span>)<text:span text:style-name="T2">;<text:line-break/> <text:s text:c="6"/></text:span>alert03.accept()<text:span text:style-name="T2">;</text:span><text:span text:style-name="T7">//Entering the input in the prompt alert and accepting<text:line-break/> <text:s text:c="6"/></text:span>String value1=driver.findElement(By.<text:span text:style-name="T1">id</text:span>(<text:span text:style-name="T4">"myName"</text:span>)).getText()<text:span text:style-name="T2">;<text:line-break/> <text:s text:c="6"/></text:span>System.<text:span text:style-name="T6">out</text:span>.println(value1)<text:span text:style-name="T2">;<text:line-break/><text:line-break/><text:line-break/> <text:s text:c="6"/></text:span>Thread.<text:span text:style-name="T1">sleep</text:span>(<text:span text:style-name="T5">3000</text:span>)<text:span text:style-name="T2">;<text:line-break/><text:line-break/> <text:s text:c="6"/></text:span><text:span text:style-name="T7">//Alert 4 button<text:line-break/><text:line-break/> <text:s text:c="6"/></text:span>WebElement alert4=driver.findElement(By.<text:span text:style-name="T1">id</text:span>(<text:span text:style-name="T4">"modern"</text:span>))<text:span text:style-name="T2">;<text:line-break/> <text:s text:c="6"/></text:span>alert4.click()<text:span text:style-name="T2">;<text:line-break/> <text:s text:c="6"/></text:span>WebElement alert5=driver.findElement(By.<text:span text:style-name="T1">xpath</text:span>(<text:span text:style-name="T4">"/html/body/app-root/app-alert/section[1]/div/div/div[1]/div/div/div[5]/button"</text:span>))<text:span text:style-name="T2">;<text:line-break/> <text:s text:c="6"/></text:span>alert5.click()<text:span text:style-name="T2">; </text:span><text:span text:style-name="T7">// Clicking the sweet alert and closing it<text:line-break/><text:line-break/> <text:s text:c="6"/><text:line-break/> <text:s text:c="2"/></text:span>}<text:line-break/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i Shankar</meta:initial-creator>
    <meta:creation-date>2023-07-26T22:30:14.54</meta:creation-date>
    <dc:date>2023-07-26T22:33:34.75</dc:date>
    <dc:creator>Hari Shankar</dc:creator>
    <meta:editing-duration>PT3M26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2" meta:paragraph-count="2" meta:word-count="146" meta:character-count="2521"/>
  </office:meta>
</office:document-meta>
</file>